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A00000363FE1D2FD490C925DF.png" manifest:media-type="image/png"/>
  <manifest:file-entry manifest:full-path="Pictures/10000201000002570000006DE1ADC5AD4CA3B78F.png" manifest:media-type="image/png"/>
  <manifest:file-entry manifest:full-path="Pictures/100002010000016F0000008A099F10A63866BED1.png" manifest:media-type="image/png"/>
  <manifest:file-entry manifest:full-path="Pictures/1000020100000152000000417A57B140A61130A0.png" manifest:media-type="image/png"/>
  <manifest:file-entry manifest:full-path="Pictures/20000114000027C9000015882493451F0B3D82E7.wmf" manifest:media-type="image/x-wmf"/>
  <manifest:file-entry manifest:full-path="Pictures/100002010000014D00000076BA2FACBD05B8FA02.png" manifest:media-type="image/png"/>
  <manifest:file-entry manifest:full-path="Pictures/100002010000026A000000726BAE8E4F6C8C1070.png" manifest:media-type="image/png"/>
  <manifest:file-entry manifest:full-path="Pictures/100000000000020900000063CDC8B4A445B59EBB.png" manifest:media-type="image/png"/>
  <manifest:file-entry manifest:full-path="Pictures/100002010000020B00000363F089F2267AD41044.png" manifest:media-type="image/png"/>
  <manifest:file-entry manifest:full-path="Pictures/10000201000001DB000000B3ABE9C91D8D9B6C6E.png" manifest:media-type="image/png"/>
  <manifest:file-entry manifest:full-path="Pictures/100000000000046B000003AADE4183BB0F4CF15A.png" manifest:media-type="image/png"/>
  <manifest:file-entry manifest:full-path="Pictures/100002010000020900000096BF1A7BDF52FDCD3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heSans UHH Bold Caps" svg:font-family="'TheSans UHH Bold Caps'" style:font-pitch="variable"/>
    <style:font-face style:name="TheSans UHH Regular" svg:font-family="'TheSans UHH Regular'" style:font-pitch="variable"/>
    <style:font-face style:name="TheSans UHH SemiLight Caps" svg:font-family="'TheSans UHH SemiLight Cap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eSans UHH Bold Caps1" svg:font-family="'TheSans UHH Bold Cap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heSans UHH Bold Caps2" svg:font-family="'TheSans UHH Bold Cap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41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right" draw:textarea-vertical-align="middle" draw:auto-grow-height="false" fo:min-height="0.754cm" fo:min-width="3.363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2.206cm" fo:padding-top="0.13cm" fo:padding-bottom="0.13cm" fo:padding-left="0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19.184cm" fo:padding-top="0.13cm" fo:padding-bottom="0.13cm" fo:padding-left="0cm" fo:padding-right="0.25cm" fo:wrap-option="wrap" draw:shadow-color="#808080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draw:fill="none" draw:fill-color="#ffffff" draw:textarea-horizontal-align="right" draw:textarea-vertical-align="middle" draw:auto-grow-height="false" fo:min-height="0.754cm" fo:min-width="3.363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2.206cm" fo:padding-top="0.13cm" fo:padding-bottom="0.13cm" fo:padding-left="0cm" fo:padding-right="0.25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19.184cm" fo:padding-top="0.13cm" fo:padding-bottom="0.13cm" fo:padding-left="0cm" fo:padding-right="0.25cm" fo:wrap-option="wrap" draw:shadow-color="#808080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draw:fill-color="#ffffff" draw:textarea-horizontal-align="right" draw:textarea-vertical-align="middle" draw:auto-grow-height="false" fo:min-height="0.754cm" fo:min-width="3.36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2.206cm" fo:padding-top="0.13cm" fo:padding-bottom="0.13cm" fo:padding-left="0cm" fo:padding-right="0.25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19.184cm" fo:padding-top="0.13cm" fo:padding-bottom="0.13cm" fo:padding-left="0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right" draw:textarea-vertical-align="middle" draw:auto-grow-height="false" fo:min-height="0.754cm" fo:min-width="3.363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2.206cm" fo:padding-top="0.13cm" fo:padding-bottom="0.13cm" fo:padding-left="0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0.754cm" fo:min-width="19.184cm" fo:padding-top="0.13cm" fo:padding-bottom="0.13cm" fo:padding-left="0cm" fo:padding-right="0.25cm" fo:wrap-option="wrap" draw:shadow-color="#808080"/>
    </style:style>
    <style:style style:name="pr1" style:family="presentation" style:parent-style-name="Titel5-outline1">
      <style:graphic-properties draw:stroke="none" draw:fill="none" draw:fill-color="#ffffff" draw:textarea-horizontal-align="left" draw:textarea-vertical-align="top" draw:auto-grow-height="false" draw:auto-grow-width="false" fo:min-height="0.407cm" fo:min-width="0cm" fo:padding-top="0cm" fo:padding-bottom="0cm" fo:padding-left="0cm" fo:padding-right="0cm" fo:wrap-option="wrap" draw:shadow-color="#808080"/>
    </style:style>
    <style:style style:name="pr2" style:family="presentation" style:parent-style-name="Titel5-outline1">
      <style:graphic-properties draw:stroke="none" draw:fill="none" draw:fill-color="#ffffff" draw:textarea-horizontal-align="left" draw:textarea-vertical-align="bottom" draw:auto-grow-height="false" draw:auto-grow-width="false" fo:min-height="0.468cm" fo:min-width="0cm" fo:padding-top="0cm" fo:padding-bottom="0cm" fo:padding-left="0cm" fo:padding-right="0cm" fo:wrap-option="wrap" draw:shadow-color="#808080"/>
    </style:style>
    <style:style style:name="pr3" style:family="presentation" style:parent-style-name="Titel5-outline1">
      <style:graphic-properties draw:stroke="none" draw:fill="none" draw:fill-color="#ffffff" draw:textarea-horizontal-align="left" draw:textarea-vertical-align="top" draw:auto-grow-height="false" draw:auto-grow-width="false" fo:min-height="3.02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el5-outline1">
      <style:graphic-properties draw:stroke="none" draw:fill="none" draw:fill-color="#ffffff" draw:textarea-horizontal-align="left" draw:textarea-vertical-align="top" draw:auto-grow-height="false" draw:auto-grow-width="false" fo:min-height="2.99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el5-notes">
      <style:graphic-properties draw:fill-color="#ffffff" draw:auto-grow-height="true" fo:min-height="11.43cm"/>
    </style:style>
    <style:style style:name="pr6" style:family="presentation" style:parent-style-name="Standard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.088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.552cm" fo:text-indent="0cm"/>
    </style:style>
    <style:style style:name="P4" style:family="paragraph">
      <style:paragraph-properties fo:margin-left="0cm" fo:margin-right="0cm" fo:margin-top="0.176cm" fo:margin-bottom="0cm" fo:line-height="100%" fo:text-indent="0cm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indent="0cm" style:writing-mode="lr-tb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fo:color="#000000" style:font-name="TheSans UHH Bold Caps" fo:font-size="10pt" fo:language="de" fo:country="DE" style:font-name-asian="TheSans UHH Bold Caps" style:font-size-asian="10pt" style:language-asian="de" style:country-asian="DE" style:font-name-complex="TheSans UHH Bold Caps" style:font-size-complex="10pt" style:language-complex="de" style:country-complex="DE"/>
    </style:style>
    <style:style style:name="T2" style:family="text">
      <style:text-properties fo:color="#009cd1" style:font-name="TheSans UHH SemiLight Caps" fo:font-size="10pt" fo:language="de" fo:country="DE" style:font-name-asian="TheSans UHH SemiLight Caps" style:font-size-asian="10pt" style:language-asian="de" style:country-asian="DE" style:font-name-complex="TheSans UHH SemiLight Caps" style:font-size-complex="10pt" style:language-complex="de" style:country-complex="DE"/>
    </style:style>
    <style:style style:name="T3" style:family="text">
      <style:text-properties fo:color="#ffffff" style:font-name="TheSans UHH Bold Caps" fo:font-size="40pt" fo:language="de" fo:country="DE" style:font-name-asian="TheSans UHH Bold Caps" style:font-size-asian="40pt" style:language-asian="de" style:country-asian="DE" style:font-name-complex="TheSans UHH Bold Caps" style:font-size-complex="40pt" style:language-complex="de" style:country-complex="DE"/>
    </style:style>
    <style:style style:name="T4" style:family="text">
      <style:text-properties fo:color="#ffffff" style:font-name="TheSans UHH Bold Caps" fo:font-size="20pt" fo:language="de" fo:country="DE" style:font-name-asian="TheSans UHH Bold Caps" style:font-size-asian="20pt" style:language-asian="de" style:country-asian="DE" style:font-name-complex="TheSans UHH Bold Caps" style:font-size-complex="20pt" style:language-complex="de" style:country-complex="DE"/>
    </style:style>
    <style:style style:name="T5" style:family="text">
      <style:text-properties fo:color="#000000" style:font-name="TheSans UHH Regular" fo:font-size="12pt" fo:language="de" fo:country="DE" style:font-name-asian="TheSans UHH Regular" style:font-size-asian="12pt" style:language-asian="de" style:country-asian="DE" style:font-name-complex="TheSans UHH Regular" style:font-size-complex="12pt" style:language-complex="de" style:country-complex="DE"/>
    </style:style>
    <style:style style:name="T6" style:family="text">
      <style:text-properties style:font-name="TheSans UHH Regular" fo:font-size="12pt" fo:language="de" fo:country="DE" style:font-name-asian="TheSans UHH Regular" style:font-size-asian="12pt" style:language-asian="de" style:country-asian="DE" style:font-name-complex="TheSans UHH Regular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cd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5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5.062cm" svg:height="0.406cm" svg:x="19.09cm" svg:y="2.099cm" presentation:class="outline" presentation:user-transformed="true">
          <draw:text-box>
            <text:list text:style-name="L1">
              <text:list-header>
                <text:p text:style-name="P1"><text:span text:style-name="T1">Fachbereich</text:span></text:p>
              </text:list-header>
            </text:list>
          </draw:text-box>
        </draw:frame>
        <draw:frame presentation:style-name="pr2" draw:text-style-name="P2" draw:layer="layout" svg:width="5.045cm" svg:height="0.467cm" svg:x="19.106cm" svg:y="2.504cm" presentation:class="outline" presentation:user-transformed="true">
          <draw:text-box>
            <text:list text:style-name="L2">
              <text:list-header>
                <text:p text:style-name="P1"><text:span text:style-name="T2">Informatik</text:span></text:p>
              </text:list-header>
            </text:list>
          </draw:text-box>
        </draw:frame>
        <draw:frame presentation:style-name="pr3" draw:text-style-name="P2" draw:layer="layout" svg:width="17.008cm" svg:height="3.281cm" svg:x="0.948cm" svg:y="12.293cm" presentation:class="outline" presentation:user-transformed="true">
          <draw:text-box>
            <text:list text:style-name="L3">
              <text:list-header>
                <text:p text:style-name="P3"><text:span text:style-name="T3">Rededuell</text:span></text:p>
              </text:list-header>
            </text:list>
          </draw:text-box>
        </draw:frame>
        <draw:frame presentation:style-name="pr4" draw:text-style-name="P2" draw:layer="layout" svg:width="17.008cm" svg:height="3.254cm" svg:x="0.948cm" svg:y="9.04cm" presentation:class="outline" presentation:user-transformed="true">
          <draw:text-box>
            <text:list text:style-name="L3">
              <text:list-header>
                <text:p text:style-name="P4"><text:span text:style-name="T4">Elias und Alexander</text:span></text:p>
              </text:list-header>
            </text:list>
          </draw:text-box>
        </draw:frame>
        <draw:line draw:name="Gerade Verbindung 5" draw:style-name="gr1" draw:text-style-name="P5" draw:layer="layout" svg:x1="0cm" svg:y1="12.334cm" svg:x2="17.229cm" svg:y2="12.334cm">
          <text:p/>
        </draw:lin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name="Foliennummernplatzhalter 5" draw:style-name="gr3" draw:text-style-name="P8" draw:layer="layout" svg:width="3.863cm" svg:height="1.014cm" svg:x="20.267cm" svg:y="17.895cm">
          <text:list text:style-name="L4">
            <text:list-header>
              <text:p text:style-name="P7"><text:span text:style-name="T5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umsplatzhalter 8" draw:style-name="gr4" draw:text-style-name="P10" draw:layer="layout" svg:width="2.456cm" svg:height="1.014cm" svg:x="0.529cm" svg:y="17.895cm">
          <text:list text:style-name="L4">
            <text:list-header>
              <text:p text:style-name="P9"><text:span text:style-name="T6">2. 9. 20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10" draw:style-name="gr5" draw:text-style-name="P12" draw:layer="layout" svg:width="19.434cm" svg:height="1.014cm" svg:x="3.788cm" svg:y="17.895cm">
          <text:list text:style-name="L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pan text:style-name="T5">Praktikum: Agile Software-Entwicklung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4.826cm" svg:height="11.88cm" svg:x="0.374cm" svg:y="4.92cm">
          <draw:image xlink:href="Pictures/100002010000043A00000363FE1D2FD490C925DF.png" xlink:type="simple" xlink:show="embed" xlink:actuate="onLoad">
            <text:p/>
          </draw:image>
        </draw:frame>
        <draw:frame draw:style-name="gr6" draw:layer="layout" svg:width="8.943cm" svg:height="1.719cm" svg:x="15.4cm" svg:y="10.481cm">
          <draw:image xlink:href="Pictures/1000020100000152000000417A57B140A61130A0.png" xlink:type="simple" xlink:show="embed" xlink:actuate="onLoad">
            <text:p/>
          </draw:image>
        </draw:frame>
        <draw:frame draw:style-name="gr6" draw:layer="layout" svg:width="9.71cm" svg:height="3.65cm" svg:x="15.4cm" svg:y="5.8cm">
          <draw:image xlink:href="Pictures/100002010000016F0000008A099F10A63866BE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name="Foliennummernplatzhalter 5" draw:style-name="gr7" draw:text-style-name="P8" draw:layer="layout" svg:width="3.863cm" svg:height="1.014cm" svg:x="20.267cm" svg:y="17.895cm">
          <text:list text:style-name="L4">
            <text:list-header>
              <text:p text:style-name="P7"><text:span text:style-name="T5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umsplatzhalter 8" draw:style-name="gr8" draw:text-style-name="P10" draw:layer="layout" svg:width="2.456cm" svg:height="1.014cm" svg:x="0.529cm" svg:y="17.895cm">
          <text:list text:style-name="L4">
            <text:list-header>
              <text:p text:style-name="P9"><text:span text:style-name="T6">2. 9. 20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10" draw:style-name="gr9" draw:text-style-name="P12" draw:layer="layout" svg:width="19.434cm" svg:height="1.014cm" svg:x="3.788cm" svg:y="17.895cm">
          <text:list text:style-name="L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pan text:style-name="T5">Praktikum: Agile Software-Entwicklung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16.352cm" svg:height="3.015cm" svg:x="8.4cm" svg:y="4.8cm">
          <draw:image xlink:href="Pictures/100002010000026A000000726BAE8E4F6C8C1070.png" xlink:type="simple" xlink:show="embed" xlink:actuate="onLoad">
            <text:p/>
          </draw:image>
        </draw:frame>
        <draw:frame draw:style-name="gr6" draw:layer="layout" svg:width="8.81cm" svg:height="3.121cm" svg:x="8.548cm" svg:y="8.741cm">
          <draw:image xlink:href="Pictures/100002010000014D00000076BA2FACBD05B8FA02.png" xlink:type="simple" xlink:show="embed" xlink:actuate="onLoad">
            <text:p/>
          </draw:image>
        </draw:frame>
        <draw:frame draw:style-name="gr6" draw:layer="layout" svg:width="7.841cm" svg:height="13cm" svg:x="0.2cm" svg:y="4.4cm">
          <draw:image xlink:href="Pictures/100002010000020B00000363F089F2267AD41044.png" xlink:type="simple" xlink:show="embed" xlink:actuate="onLoad">
            <text:p/>
          </draw:image>
        </draw:frame>
        <draw:frame draw:style-name="gr6" draw:layer="layout" svg:width="12.565cm" svg:height="4.734cm" svg:x="8.635cm" svg:y="12.2cm">
          <draw:image xlink:href="Pictures/10000201000001DB000000B3ABE9C91D8D9B6C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3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name="Foliennummernplatzhalter 5" draw:style-name="gr11" draw:text-style-name="P8" draw:layer="layout" svg:width="3.863cm" svg:height="1.014cm" svg:x="20.267cm" svg:y="17.895cm">
          <text:list text:style-name="L4">
            <text:list-header>
              <text:p text:style-name="P7"><text:span text:style-name="T5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umsplatzhalter 8" draw:style-name="gr12" draw:text-style-name="P10" draw:layer="layout" svg:width="2.456cm" svg:height="1.014cm" svg:x="0.529cm" svg:y="17.895cm">
          <text:list text:style-name="L4">
            <text:list-header>
              <text:p text:style-name="P9"><text:span text:style-name="T6">2. 9. 20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10" draw:style-name="gr13" draw:text-style-name="P12" draw:layer="layout" svg:width="19.434cm" svg:height="1.014cm" svg:x="3.788cm" svg:y="17.895cm">
          <text:list text:style-name="L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pan text:style-name="T5">Praktikum: Agile Software-Entwicklung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1.816cm" svg:height="9.8cm" svg:x="13cm" svg:y="7.6cm">
          <draw:image xlink:href="Pictures/100000000000046B000003AADE4183BB0F4CF15A.png" xlink:type="simple" xlink:show="embed" xlink:actuate="onLoad">
            <text:p/>
          </draw:image>
        </draw:frame>
        <draw:frame draw:style-name="gr6" draw:layer="layout" svg:width="12.23cm" svg:height="9.8cm" svg:x="0.4cm" svg:y="4.4cm">
          <draw:image xlink:href="Pictures/100002010000043A00000363FE1D2FD490C925DF.png" xlink:type="simple" xlink:show="embed" xlink:actuate="onLoad">
            <text:p/>
          </draw:image>
        </draw:frame>
        <draw:frame draw:style-name="gr6" draw:layer="layout" svg:width="8.943cm" svg:height="1.719cm" svg:x="14.257cm" svg:y="5.081cm">
          <draw:image xlink:href="Pictures/1000020100000152000000417A57B140A61130A0.png" xlink:type="simple" xlink:show="embed" xlink:actuate="onLoad">
            <text:p/>
          </draw:image>
        </draw:frame>
        <draw:frame draw:style-name="gr6" draw:layer="layout" svg:width="8.81cm" svg:height="3.121cm" svg:x="2cm" svg:y="14.479cm">
          <draw:image xlink:href="Pictures/100002010000014D00000076BA2FACBD05B8FA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4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name="Foliennummernplatzhalter 5" draw:style-name="gr14" draw:text-style-name="P8" draw:layer="layout" svg:width="3.863cm" svg:height="1.014cm" svg:x="20.267cm" svg:y="17.895cm">
          <text:list text:style-name="L4">
            <text:list-header>
              <text:p text:style-name="P7"><text:span text:style-name="T5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umsplatzhalter 8" draw:style-name="gr15" draw:text-style-name="P10" draw:layer="layout" svg:width="2.456cm" svg:height="1.014cm" svg:x="0.529cm" svg:y="17.895cm">
          <text:list text:style-name="L4">
            <text:list-header>
              <text:p text:style-name="P9"><text:span text:style-name="T6">2. 9. 20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10" draw:style-name="gr16" draw:text-style-name="P12" draw:layer="layout" svg:width="19.434cm" svg:height="1.014cm" svg:x="3.788cm" svg:y="17.895cm">
          <text:list text:style-name="L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pan text:style-name="T5">Praktikum: Agile Software-Entwicklung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11.816cm" svg:height="9.8cm" svg:x="13cm" svg:y="7.6cm">
          <draw:image xlink:href="Pictures/100000000000046B000003AADE4183BB0F4CF15A.png" xlink:type="simple" xlink:show="embed" xlink:actuate="onLoad">
            <text:p/>
          </draw:image>
        </draw:frame>
        <draw:frame draw:style-name="gr6" draw:layer="layout" svg:width="12.23cm" svg:height="9.8cm" svg:x="0.4cm" svg:y="4.4cm">
          <draw:image xlink:href="Pictures/100002010000043A00000363FE1D2FD490C925DF.png" xlink:type="simple" xlink:show="embed" xlink:actuate="onLoad">
            <text:p/>
          </draw:image>
        </draw:frame>
        <draw:frame draw:style-name="gr6" draw:layer="layout" svg:width="10.61cm" svg:height="3.054cm" svg:x="13.59cm" svg:y="4.4cm">
          <draw:image xlink:href="Pictures/100002010000020900000096BF1A7BDF52FDCD31.png" xlink:type="simple" xlink:show="embed" xlink:actuate="onLoad">
            <text:p/>
          </draw:image>
        </draw:frame>
        <draw:frame draw:style-name="gr6" draw:layer="layout" svg:width="11cm" svg:height="2.089cm" svg:x="1.2cm" svg:y="15cm">
          <draw:image xlink:href="Pictures/100000000000020900000063CDC8B4A445B59E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5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heSans UHH Bold Caps" svg:font-family="'TheSans UHH Bold Caps'" style:font-pitch="variable"/>
    <style:font-face style:name="TheSans UHH Regular" svg:font-family="'TheSans UHH Regular'" style:font-pitch="variable"/>
    <style:font-face style:name="TheSans UHH SemiLight Caps" svg:font-family="'TheSans UHH SemiLight Cap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eSans UHH Bold Caps1" svg:font-family="'TheSans UHH Bold Cap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heSans UHH Bold Caps2" svg:font-family="'TheSans UHH Bold Caps'" style:font-family-generic="system" style:font-pitch="variable"/>
  </office:font-face-decls>
  <office:styles>
    <draw:fill-image draw:name="background" xlink:href="Pictures/10000201000002570000006DE1ADC5AD4CA3B78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>
        <text:list-style style:name="Titel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>
        <text:list-style style:name="Titel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>
        <text:list-style style:name="Titel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>
        <text:list-style style:name="Titel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7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>
        <text:list-style style:name="Titel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heSans UHH Bold Cap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heSans UHH Bold Cap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heSans UHH Bold Cap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heSans UHH Bold Cap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8-outline1" style:family="presentation">
      <style:graphic-properties draw:stroke="none" draw:fill="none">
        <text:list-style style:name="Titel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8-outline2" style:family="presentation" style:parent-style-name="Titel8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8-title" style:family="presentation">
      <style:graphic-properties draw:stroke="none" draw:fill="none" draw:textarea-vertical-align="middle">
        <text:list-style style:name="Titel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heSans UHH Bold Caps" fo:font-family="'TheSans UHH Bold Caps'" style:font-pitch="variable" fo:font-size="44pt" fo:font-style="normal" fo:text-shadow="none" style:text-underline-style="none" fo:font-weight="normal" style:letter-kerning="true" style:font-name-asian="TheSans UHH Bold Caps" style:font-family-asian="'TheSans UHH Bold Caps'" style:font-pitch-asian="variable" style:font-size-asian="44pt" style:font-style-asian="normal" style:font-weight-asian="normal" style:font-name-complex="TheSans UHH Bold Caps" style:font-family-complex="'TheSans UHH Bold Cap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71cm" svg:stroke-color="#009cd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solid" draw:fill-color="#3b515b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solid" draw:fill-color="#0092d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solid" draw:fill-color="#0092d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2">
      <style:graphic-properties draw:stroke="none" draw:fill="solid" draw:fill-color="#3b515b" draw:opacity="15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el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el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el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el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el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el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el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el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el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el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el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el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el6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el6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el6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25" style:family="presentation" style:parent-style-name="Titel6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el6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el6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el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el7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0" style:family="presentation" style:parent-style-name="Titel7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1" style:family="presentation" style:parent-style-name="Titel7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2" style:family="presentation" style:parent-style-name="Titel7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el7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el7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el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el8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7" style:family="presentation" style:parent-style-name="Titel8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8" style:family="presentation" style:parent-style-name="Titel8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9" style:family="presentation" style:parent-style-name="Titel8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el8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el8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el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solid" draw:fill-color="#3b515b" draw:opacity="15%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loext:graphic-properties draw:fill="solid" draw:fill-color="#3b515b"/>
      <style:paragraph-properties fo:margin-left="0cm" fo:margin-right="0cm" fo:text-align="center" fo:text-indent="0cm" style:writing-mode="lr-tb" style:font-independent-line-spacing="true"/>
    </style:style>
    <style:style style:name="MP10" style:family="paragraph">
      <loext:graphic-properties draw:fill="solid" draw:fill-color="#0092d2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indent="0cm" style:writing-mode="lr-tb"/>
    </style:style>
    <style:style style:name="MP13" style:family="paragraph">
      <style:paragraph-properties fo:margin-left="0cm" fo:margin-right="0cm" fo:text-align="center" fo:text-indent="0cm" style:writing-mode="lr-tb"/>
      <style:text-properties fo:font-size="18pt"/>
    </style:style>
    <style:style style:name="MP14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MT1" style:family="text">
      <style:text-properties fo:color="#000000" style:font-name="TheSans UHH Bold Caps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language="de" fo:country="DE" style:font-name-asian="TheSans UHH Regular" style:language-asian="de" style:country-asian="DE" style:font-name-complex="TheSans UHH Regular" style:language-complex="de" style:country-complex="DE"/>
    </style:style>
    <style:style style:name="MT3" style:family="text">
      <style:text-properties style:font-name="TheSans UHH Bold Caps" fo:font-size="12pt" fo:language="de" fo:country="DE" style:font-size-asian="12pt" style:language-asian="de" style:country-asian="DE" style:font-size-complex="12pt" style:language-complex="de" style:country-complex="DE"/>
    </style:style>
    <style:style style:name="MT4" style:family="text">
      <style:text-properties style:font-name="TheSans UHH Regular" fo:font-size="12pt" fo:language="de" fo:country="DE" style:font-name-asian="TheSans UHH Regular" style:font-size-asian="12pt" style:language-asian="de" style:country-asian="DE" style:font-name-complex="TheSans UHH Regular" style:font-size-complex="12pt" style:language-complex="de" style:country-complex="DE"/>
    </style:style>
    <style:style style:name="MT5" style:family="text">
      <style:text-properties fo:color="#000000" style:font-name="TheSans UHH Regular" fo:font-size="12pt" fo:language="de" fo:country="DE" style:font-name-asian="TheSans UHH Regular" style:font-size-asian="12pt" style:language-asian="de" style:country-asian="DE" style:font-name-complex="TheSans UHH Regular" style:font-size-complex="12pt" style:language-complex="de" style:country-complex="DE"/>
    </style:style>
    <style:style style:name="MT6" style:family="text">
      <style:text-properties fo:color="#ffffff"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09-01">01.09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office:forms form:automatic-focus="false" form:apply-design-mode="false"/>
      <draw:custom-shape draw:name="Rechteck 15" draw:style-name="Mgr6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presentation:style-name="Mpr1" draw:text-style-name="MP6" draw:layer="backgroundobjects" svg:width="2.518cm" svg:height="1.014cm" svg:x="1.27cm" svg:y="17.895cm" presentation:class="date-time">
        <draw:text-box>
          <text:list text:style-name="ML1">
            <text:list-header>
              <text:p><text:span text:style-name="MT2"><text:date style:data-style-name="D3" text:date-value="2016-09-01">01.09.16</text:date></text:span></text:p>
            </text:list-header>
          </text:list>
        </draw:text-box>
      </draw:frame>
      <draw:frame presentation:style-name="Mpr1" draw:text-style-name="MP6" draw:layer="backgroundobjects" svg:width="12.564cm" svg:height="1.014cm" svg:x="3.029cm" svg:y="17.895cm" presentation:class="footer">
        <draw:text-box>
          <text:list text:style-name="ML1">
            <text:list-header>
              <text:p><text:span text:style-name="MT2">| <text:s/>Fußzeile Blindtext, Name des Professors</text:span></text:p>
            </text:list-header>
          </text:list>
        </draw:text-box>
      </draw:frame>
      <draw:frame presentation:style-name="Mpr1" draw:text-style-name="MP6" draw:layer="backgroundobjects" svg:width="3.863cm" svg:height="1.014cm" svg:x="20.266cm" svg:y="17.895cm" presentation:class="page-number">
        <draw:text-box>
          <text:list text:style-name="ML1">
            <text:list-header>
              <text:p><text:span text:style-name="MT2"><text:page-number>&lt;Foliennummer&gt;</text:page-number></text:span></text:p>
            </text:list-header>
          </text:list>
        </draw:text-box>
      </draw:frame>
      <draw:frame draw:name="Bild 7" draw:style-name="Mgr7" draw:text-style-name="MP7" draw:layer="backgroundobjects" svg:width="7.594cm" svg:height="4.11cm" svg:x="0cm" svg:y="0cm">
        <draw:image xlink:href="Pictures/20000114000027C9000015882493451F0B3D82E7.wmf" xlink:type="simple" xlink:show="embed" xlink:actuate="onLoad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9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name="Rechteck 15" draw:style-name="Mgr13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14" draw:text-style-name="MP8" draw:layer="backgroundobjects" svg:width="25.4cm" svg:height="15.363cm" svg:x="0cm" svg:y="3.687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custom-shape draw:name="Rechteck 15" draw:style-name="Mgr15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16" draw:text-style-name="MP8" draw:layer="backgroundobjects" svg:width="25.462cm" svg:height="15.39cm" svg:x="0cm" svg:y="3.66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5cm" svg:x="3.175cm" svg:y="1.904cm" presentation:class="page"/>
        <draw:frame presentation:style-name="Titel2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office:forms form:automatic-focus="false" form:apply-design-mode="false"/>
      <draw:custom-shape draw:name="Rechteck 15" draw:style-name="Mgr17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18" draw:text-style-name="MP8" draw:layer="backgroundobjects" svg:width="25.462cm" svg:height="15.425cm" svg:x="0cm" svg:y="3.625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5cm" svg:x="3.175cm" svg:y="1.904cm" presentation:class="page"/>
        <draw:frame presentation:style-name="Titel3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office:forms form:automatic-focus="false" form:apply-design-mode="false"/>
      <draw:custom-shape draw:name="Rechteck 15" draw:style-name="Mgr19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20" draw:text-style-name="MP9" draw:layer="backgroundobjects" svg:width="25.4cm" svg:height="13.763cm" svg:x="0cm" svg:y="4.066cm">
        <text:p/>
        <draw:enhanced-geometry svg:viewBox="0 0 21600 21600" draw:type="rectangle" draw:enhanced-path="M 0 0 L 21600 0 21600 21600 0 21600 0 0 Z N"/>
      </draw:custom-shape>
      <draw:custom-shape draw:name="Rechteck 9" draw:style-name="Mgr21" draw:text-style-name="MP8" draw:layer="backgroundobjects" svg:width="25.4cm" svg:height="1.221cm" svg:x="0cm" svg:y="17.829cm">
        <text:p/>
        <draw:enhanced-geometry svg:viewBox="0 0 21600 21600" draw:type="rectangle" draw:enhanced-path="M 0 0 L 21600 0 21600 21600 0 21600 0 0 Z N"/>
      </draw:custom-shape>
      <draw:frame presentation:style-name="Titel4-title" draw:layer="backgroundobjects" svg:width="22.859cm" svg:height="3.18cm" svg:x="1.27cm" svg:y="0.76cm" presentation:class="title" presentation:placeholder="true">
        <draw:text-box/>
      </draw:frame>
      <draw:frame presentation:style-name="Titel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5cm" svg:x="3.175cm" svg:y="1.904cm" presentation:class="page"/>
        <draw:frame presentation:style-name="Titel4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office:forms form:automatic-focus="false" form:apply-design-mode="false"/>
      <draw:custom-shape draw:name="Rechteck 15" draw:style-name="Mgr22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Pictures/20000114000027C9000015882493451F0B3D82E7.wmf" xlink:type="simple" xlink:show="embed" xlink:actuate="onLoad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23" draw:text-style-name="MP10" draw:layer="backgroundobjects" svg:width="25.4cm" svg:height="13.763cm" svg:x="0cm" svg:y="4.066cm">
        <text:p/>
        <draw:enhanced-geometry svg:viewBox="0 0 21600 21600" draw:type="rectangle" draw:enhanced-path="M 0 0 L 21600 0 21600 21600 0 21600 0 0 Z N"/>
      </draw:custom-shape>
      <draw:custom-shape draw:name="Rechteck 9" draw:style-name="Mgr24" draw:text-style-name="MP8" draw:layer="backgroundobjects" svg:width="25.4cm" svg:height="1.221cm" svg:x="0cm" svg:y="17.829cm">
        <text:p/>
        <draw:enhanced-geometry svg:viewBox="0 0 21600 21600" draw:type="rectangle" draw:enhanced-path="M 0 0 L 21600 0 21600 21600 0 21600 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5-title" draw:layer="backgroundobjects" svg:width="12.7cm" svg:height="9.525cm" svg:x="3.175cm" svg:y="1.904cm" presentation:class="page"/>
        <draw:frame presentation:style-name="Titel5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office:forms form:automatic-focus="false" form:apply-design-mode="false"/>
      <draw:custom-shape draw:name="Rechteck 15" draw:style-name="Mgr25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26" draw:text-style-name="MP11" draw:layer="backgroundobjects" svg:width="25.4cm" svg:height="13.683cm" svg:x="0cm" svg:y="4.119cm">
        <text:p/>
        <draw:enhanced-geometry svg:viewBox="0 0 21600 21600" draw:type="rectangle" draw:enhanced-path="M 0 0 L 21600 0 21600 21600 0 21600 0 0 Z N"/>
      </draw:custom-shape>
      <draw:line draw:name="Gerade Verbindung 9" draw:style-name="Mgr8" draw:text-style-name="MP7" draw:layer="backgroundobjects" svg:x1="0cm" svg:y1="4.11cm" svg:x2="25.4cm" svg:y2="4.119cm">
        <text:p/>
      </draw:line>
      <draw:frame presentation:style-name="Mpr22" draw:text-style-name="MP2" draw:layer="backgroundobjects" svg:width="2.518cm" svg:height="1.014cm" svg:x="1.27cm" svg:y="17.895cm" presentation:class="date-time">
        <draw:text-box>
          <text:list text:style-name="ML1">
            <text:list-header>
              <text:p text:style-name="MP12"><text:span text:style-name="MT4"><text:date style:data-style-name="D3" text:date-value="2016-09-01">01.09.16</text:date></text:span></text:p>
            </text:list-header>
          </text:list>
        </draw:text-box>
      </draw:frame>
      <draw:frame presentation:style-name="Mpr23" draw:text-style-name="MP2" draw:layer="backgroundobjects" svg:width="12.564cm" svg:height="1.014cm" svg:x="3.029cm" svg:y="17.895cm" presentation:class="footer">
        <draw:text-box>
          <text:list text:style-name="ML1">
            <text:list-header>
              <text:p text:style-name="MP12"><text:span text:style-name="MT5">| <text:s/>Fußzeile Blindtext, Name des Professors</text:span></text:p>
            </text:list-header>
          </text:list>
        </draw:text-box>
      </draw:frame>
      <draw:frame presentation:style-name="Mpr24" draw:text-style-name="MP4" draw:layer="backgroundobjects" svg:width="3.863cm" svg:height="1.014cm" svg:x="20.266cm" svg:y="17.895cm" presentation:class="page-number">
        <draw:text-box>
          <text:list text:style-name="ML1">
            <text:list-header>
              <text:p text:style-name="MP3"><text:span text:style-name="MT5"><text:page-number>&lt;Foliennummer&gt;</text:page-number></text:span></text:p>
            </text:list-header>
          </text:list>
        </draw:text-box>
      </draw:frame>
      <draw:frame presentation:style-name="Titel6-title" draw:layer="backgroundobjects" svg:width="22.859cm" svg:height="3.18cm" svg:x="1.27cm" svg:y="0.76cm" presentation:class="title" presentation:placeholder="true">
        <draw:text-box/>
      </draw:frame>
      <draw:frame presentation:style-name="Titel6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6-title" draw:layer="backgroundobjects" svg:width="12.7cm" svg:height="9.525cm" svg:x="3.175cm" svg:y="1.904cm" presentation:class="page"/>
        <draw:frame presentation:style-name="Titel6-notes" draw:layer="backgroundobjects" svg:width="15.24cm" svg:height="11.43cm" svg:x="1.905cm" svg:y="12.065cm" presentation:class="notes" presentation:placeholder="true">
          <draw:text-box/>
        </draw:frame>
        <draw:frame presentation:style-name="Mpr2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office:forms form:automatic-focus="false" form:apply-design-mode="false"/>
      <draw:custom-shape draw:name="Rechteck 15" draw:style-name="Mgr27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28" draw:text-style-name="MP10" draw:layer="backgroundobjects" svg:width="25.4cm" svg:height="13.763cm" svg:x="0cm" svg:y="4.066cm">
        <text:p/>
        <draw:enhanced-geometry svg:viewBox="0 0 21600 21600" draw:type="rectangle" draw:enhanced-path="M 0 0 L 21600 0 21600 21600 0 21600 0 0 Z N"/>
      </draw:custom-shape>
      <draw:frame presentation:style-name="Mpr29" draw:text-style-name="MP2" draw:layer="backgroundobjects" svg:width="2.518cm" svg:height="1.014cm" svg:x="1.27cm" svg:y="17.895cm" presentation:class="date-time">
        <draw:text-box>
          <text:list text:style-name="ML1">
            <text:list-header>
              <text:p text:style-name="MP12"><text:span text:style-name="MT4"><text:date style:data-style-name="D3" text:date-value="2016-09-01">01.09.16</text:date></text:span></text:p>
            </text:list-header>
          </text:list>
        </draw:text-box>
      </draw:frame>
      <draw:frame presentation:style-name="Mpr30" draw:text-style-name="MP2" draw:layer="backgroundobjects" svg:width="12.564cm" svg:height="1.014cm" svg:x="3.029cm" svg:y="17.895cm" presentation:class="footer">
        <draw:text-box>
          <text:list text:style-name="ML1">
            <text:list-header>
              <text:p text:style-name="MP12"><text:span text:style-name="MT5">| <text:s/>Fußzeile Blindtext, Name des Professors</text:span></text:p>
            </text:list-header>
          </text:list>
        </draw:text-box>
      </draw:frame>
      <draw:frame presentation:style-name="Mpr31" draw:text-style-name="MP4" draw:layer="backgroundobjects" svg:width="3.863cm" svg:height="1.014cm" svg:x="20.266cm" svg:y="17.895cm" presentation:class="page-number">
        <draw:text-box>
          <text:list text:style-name="ML1">
            <text:list-header>
              <text:p text:style-name="MP3"><text:span text:style-name="MT5"><text:page-number>&lt;Foliennummer&gt;</text:page-number></text:span></text:p>
            </text:list-header>
          </text:list>
        </draw:text-box>
      </draw:frame>
      <draw:frame presentation:style-name="Titel7-title" draw:layer="backgroundobjects" svg:width="22.859cm" svg:height="3.18cm" svg:x="1.27cm" svg:y="0.76cm" presentation:class="title" presentation:placeholder="true">
        <draw:text-box/>
      </draw:frame>
      <draw:frame presentation:style-name="Titel7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3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7-title" draw:layer="backgroundobjects" svg:width="12.7cm" svg:height="9.525cm" svg:x="3.175cm" svg:y="1.904cm" presentation:class="page"/>
        <draw:frame presentation:style-name="Titel7-notes" draw:layer="backgroundobjects" svg:width="15.24cm" svg:height="11.43cm" svg:x="1.905cm" svg:y="12.065cm" presentation:class="notes" presentation:placeholder="true">
          <draw:text-box/>
        </draw:frame>
        <draw:frame presentation:style-name="Mpr3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8" style:page-layout-name="PM1" draw:style-name="Mdp1">
      <office:forms form:automatic-focus="false" form:apply-design-mode="false"/>
      <draw:custom-shape draw:name="Rechteck 15" draw:style-name="Mgr29" draw:text-style-name="MP5" draw:layer="backgroundobjects" svg:width="25.4cm" svg:height="1.208cm" svg:x="0cm" svg:y="17.842cm">
        <text:p/>
        <draw:enhanced-geometry svg:viewBox="0 0 21600 21600" draw:mirror-vertical="true" draw:type="rectangle" draw:enhanced-path="M 0 0 L 21600 0 21600 21600 0 21600 0 0 Z N"/>
      </draw:custom-shape>
      <draw:frame draw:name="Bild 7" draw:style-name="Mgr7" draw:text-style-name="MP7" draw:layer="backgroundobjects" svg:width="7.594cm" svg:height="4.11cm" svg:x="0cm" svg:y="0cm">
        <draw:image xlink:href="">
          <text:p/>
        </draw:image>
      </draw:frame>
      <draw:line draw:name="Gerade Verbindung 10" draw:style-name="Mgr8" draw:text-style-name="MP7" draw:layer="backgroundobjects" svg:x1="0cm" svg:y1="4.11cm" svg:x2="25.4cm" svg:y2="4.119cm">
        <text:p/>
      </draw:line>
      <draw:custom-shape draw:name="Rechteck 8" draw:style-name="Mgr30" draw:text-style-name="MP14" draw:layer="backgroundobjects" svg:width="25.4cm" svg:height="1.891cm" svg:x="0cm" svg:y="3.59cm">
        <text:list text:style-name="ML2">
          <text:list-header>
            <text:p text:style-name="MP13"><text:span text:style-name="MT6">v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6" draw:text-style-name="MP2" draw:layer="backgroundobjects" svg:width="2.518cm" svg:height="1.014cm" svg:x="1.27cm" svg:y="17.895cm" presentation:class="date-time">
        <draw:text-box>
          <text:list text:style-name="ML1">
            <text:list-header>
              <text:p text:style-name="MP12"><text:span text:style-name="MT4"><text:date style:data-style-name="D3" text:date-value="2016-09-01">01.09.16</text:date></text:span></text:p>
            </text:list-header>
          </text:list>
        </draw:text-box>
      </draw:frame>
      <draw:frame presentation:style-name="Mpr37" draw:text-style-name="MP2" draw:layer="backgroundobjects" svg:width="12.564cm" svg:height="1.014cm" svg:x="3.029cm" svg:y="17.895cm" presentation:class="footer">
        <draw:text-box>
          <text:list text:style-name="ML1">
            <text:list-header>
              <text:p text:style-name="MP12"><text:span text:style-name="MT5">| <text:s/>Fußzeile Blindtext, Name des Professors</text:span></text:p>
            </text:list-header>
          </text:list>
        </draw:text-box>
      </draw:frame>
      <draw:frame presentation:style-name="Mpr38" draw:text-style-name="MP4" draw:layer="backgroundobjects" svg:width="3.863cm" svg:height="1.014cm" svg:x="20.266cm" svg:y="17.895cm" presentation:class="page-number">
        <draw:text-box>
          <text:list text:style-name="ML1">
            <text:list-header>
              <text:p text:style-name="MP3"><text:span text:style-name="MT5"><text:page-number>&lt;Foliennummer&gt;</text:page-number></text:span></text:p>
            </text:list-header>
          </text:list>
        </draw:text-box>
      </draw:frame>
      <draw:frame presentation:style-name="Titel8-title" draw:layer="backgroundobjects" svg:width="22.859cm" svg:height="3.18cm" svg:x="1.27cm" svg:y="0.76cm" presentation:class="title" presentation:placeholder="true">
        <draw:text-box/>
      </draw:frame>
      <draw:frame presentation:style-name="Titel8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3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8-title" draw:layer="backgroundobjects" svg:width="12.7cm" svg:height="9.525cm" svg:x="3.175cm" svg:y="1.904cm" presentation:class="page"/>
        <draw:frame presentation:style-name="Titel8-notes" draw:layer="backgroundobjects" svg:width="15.24cm" svg:height="11.43cm" svg:x="1.905cm" svg:y="12.065cm" presentation:class="notes" presentation:placeholder="true">
          <draw:text-box/>
        </draw:frame>
        <draw:frame presentation:style-name="Mpr4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 @ ASE 2016</dc:title>
    <meta:initial-creator>Tobias Reichhardt;Thorge Rademacher;Yacin Kraim</meta:initial-creator>
    <meta:creation-date>2016-03-24T16:49:53</meta:creation-date>
    <dc:date>2016-09-01T11:39:39.424000000</dc:date>
    <meta:editing-cycles>114</meta:editing-cycles>
    <meta:generator>LibreOffice/5.2.0.4$Windows_X86_64 LibreOffice_project/066b007f5ebcc236395c7d282ba488bca6720265</meta:generator>
    <meta:editing-duration>PT4H7M28S</meta:editing-duration>
    <dc:subject>Agile Software-Entwicklung</dc:subject>
    <meta:document-statistic meta:object-count="184"/>
  </office:meta>
</office:document-meta>
</file>